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/>
    <style:style style:name="P3" style:family="paragraph" style:parent-style-name="Standard">
      <style:paragraph-properties fo:break-before="auto" fo:line-height="115%" fo:border-bottom="#808080 0.053cm solid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P12" style:family="paragraph" style:parent-style-name="Standard">
      <style:paragraph-properties fo:break-before="auto" fo:text-indent="1.27cm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P13" style:family="paragraph" style:parent-style-name="Standard">
      <style:paragraph-properties fo:break-before="auto" fo:text-indent="1.27cm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P14" style:family="paragraph" style:parent-style-name="Standard">
      <style:paragraph-properties fo:break-before="auto" fo:text-indent="1.27cm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P15" style:family="paragraph" style:parent-style-name="Standard">
      <style:paragraph-properties fo:break-before="auto" fo:text-indent="1.27cm" fo:line-height="115%" fo:border-bottom="#808080 0.053cm solid" style:writing-mode="lr-tb"/>
    </style:style>
    <style:style style:name="P16" style:family="paragraph" style:parent-style-name="Standard">
      <style:paragraph-properties fo:break-before="auto" fo:text-indent="0cm" fo:line-height="115%" fo:margin-left="0cm" style:writing-mode="lr-tb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15%" fo:margin-lef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T21_1" style:family="text"/>
    <style:style style:name="T21_2" style:family="text"/>
    <style:style style:name="T21_3" style:family="text"/>
  </office:automatic-styles>
  <office:body>
    <office:text>
      <text:p text:style-name="P1"><text:span text:style-name="T1_1">Date</text:span><text:span text:style-name="T1_2">:</text:span><text:span text:style-name="T1_3"><text:s/>2014-08-20</text:span></text:p>
      <text:p text:style-name="P2"><text:span text:style-name="T2_1">Meeting</text:span><text:span text:style-name="T2_2">:</text:span><text:span text:style-name="T2_3"><text:s/>28</text:span></text:p>
      <text:p text:style-name="P3"><text:span text:style-name="T3_1">Subject</text:span><text:span text:style-name="T3_2">:</text:span><text:span text:style-name="T3_3"><text:s/></text:span><text:span text:style-name="T3_4">Python</text:span><text:span text:style-name="T3_5"><text:s/>-<text:s/></text:span><text:span text:style-name="T3_6">read</text:span><text:span text:style-name="T3_7"><text:s/></text:span><text:span text:style-name="T3_8">and</text:span><text:span text:style-name="T3_9"><text:s/></text:span><text:span text:style-name="T3_10">process</text:span><text:span text:style-name="T3_11"><text:s/></text:span><text:span text:style-name="T3_12">a</text:span><text:span text:style-name="T3_13"><text:s/></text:span><text:span text:style-name="T3_14">sample</text:span><text:span text:style-name="T3_15"><text:s/></text:span><text:span text:style-name="T3_16">data</text:span><text:span text:style-name="T3_17"><text:s/></text:span><text:span text:style-name="T3_18">file</text:span></text:p>
      <text:p text:style-name="P4"/>
      <text:p text:style-name="P5"><text:span text:style-name="T5_1">Agenda</text:span><text:span text:style-name="T5_2">:</text:span></text:p>
      <text:p text:style-name="P6"/>
      <text:p text:style-name="P7"><text:span text:style-name="T7_1">1.<text:s/></text:span><text:span text:style-name="T7_2">Update</text:span><text:span text:style-name="T7_3"><text:s/></text:span><text:span text:style-name="T7_4">on</text:span><text:span text:style-name="T7_5"><text:s/></text:span><text:span text:style-name="T7_6">Google</text:span><text:span text:style-name="T7_7"><text:s/></text:span><text:span text:style-name="T7_8">Drive</text:span><text:span text:style-name="T7_9"><text:s/></text:span><text:span text:style-name="T7_10">reorganization</text:span><text:span text:style-name="T7_11"><text:s/></text:span><text:span text:style-name="T7_12">and</text:span><text:span text:style-name="T7_13"><text:s/></text:span><text:span text:style-name="T7_14">creating</text:span><text:span text:style-name="T7_15"><text:s/></text:span><text:span text:style-name="T7_16">a</text:span><text:span text:style-name="T7_17"><text:s/></text:span><text:span text:style-name="T7_18">GitHub</text:span><text:span text:style-name="T7_19"><text:s/></text:span><text:span text:style-name="T7_20">site</text:span><text:span text:style-name="T7_21"><text:s/></text:span><text:span text:style-name="T7_22">for</text:span><text:span text:style-name="T7_23"><text:s/></text:span><text:span text:style-name="T7_24">the</text:span><text:span text:style-name="T7_25"><text:s/></text:span><text:span text:style-name="T7_26">group</text:span><text:span text:style-name="T7_27">.</text:span></text:p>
      <text:p text:style-name="P8"/>
      <text:p text:style-name="P9"><text:span text:style-name="T9_1">2.<text:s/></text:span><text:span text:style-name="T9_2">Improve</text:span><text:span text:style-name="T9_3"><text:s/></text:span><text:span text:style-name="T9_4">the</text:span><text:span text:style-name="T9_5"><text:s/></text:span><text:span text:style-name="T9_6">python</text:span><text:span text:style-name="T9_7"><text:s/></text:span><text:span text:style-name="T9_8">script</text:span><text:span text:style-name="T9_9"><text:s/></text:span><text:span text:style-name="T9_10">that</text:span><text:span text:style-name="T9_11"><text:s/></text:span><text:span text:style-name="T9_12">reads</text:span><text:span text:style-name="T9_13"><text:s/></text:span><text:span text:style-name="T9_14">and</text:span><text:span text:style-name="T9_15"><text:s/></text:span><text:span text:style-name="T9_16">processes</text:span><text:span text:style-name="T9_17"><text:s/></text:span><text:span text:style-name="T9_18">a</text:span><text:span text:style-name="T9_19"><text:s/></text:span><text:span text:style-name="T9_20">sample</text:span><text:span text:style-name="T9_21"><text:s/></text:span><text:span text:style-name="T9_22">data</text:span><text:span text:style-name="T9_23"><text:s/></text:span><text:span text:style-name="T9_24">file</text:span></text:p>
      <text:p text:style-name="P10"><text:span text:style-name="T10_1">a</text:span><text:span text:style-name="T10_2">.<text:s/></text:span><text:span text:style-name="T10_3">Write</text:span><text:span text:style-name="T10_4"><text:s/></text:span><text:span text:style-name="T10_5">a</text:span><text:span text:style-name="T10_6"><text:s/></text:span><text:span text:style-name="T10_7">for</text:span><text:span text:style-name="T10_8"><text:s/></text:span><text:span text:style-name="T10_9">loop</text:span><text:span text:style-name="T10_10"><text:s/></text:span><text:span text:style-name="T10_11">to</text:span><text:span text:style-name="T10_12"><text:s/></text:span><text:span text:style-name="T10_13">do</text:span><text:span text:style-name="T10_14"><text:s/></text:span><text:span text:style-name="T10_15">stats</text:span><text:span text:style-name="T10_16"><text:s/></text:span><text:span text:style-name="T10_17">and</text:span><text:span text:style-name="T10_18"><text:s/></text:span><text:span text:style-name="T10_19">printing</text:span><text:span text:style-name="T10_20"><text:s/></text:span><text:span text:style-name="T10_21">for</text:span><text:span text:style-name="T10_22"><text:s/></text:span><text:span text:style-name="T10_23">each</text:span><text:span text:style-name="T10_24"><text:s/></text:span><text:span text:style-name="T10_25">data</text:span><text:span text:style-name="T10_26"><text:s/></text:span><text:span text:style-name="T10_27">parameter</text:span></text:p>
      <text:p text:style-name="P11"><text:span text:style-name="T11_1">b</text:span><text:span text:style-name="T11_2">.<text:s/></text:span><text:span text:style-name="T11_3">Show</text:span><text:span text:style-name="T11_4"><text:s/></text:span><text:span text:style-name="T11_5">how</text:span><text:span text:style-name="T11_6"><text:s/></text:span><text:span text:style-name="T11_7">you</text:span><text:span text:style-name="T11_8"><text:s/></text:span><text:span text:style-name="T11_9">can</text:span><text:span text:style-name="T11_10"><text:s/></text:span><text:span text:style-name="T11_11">easily</text:span><text:span text:style-name="T11_12"><text:s/>“</text:span><text:span text:style-name="T11_13">redirect</text:span><text:span text:style-name="T11_14">”<text:s/></text:span><text:span text:style-name="T11_15">the</text:span><text:span text:style-name="T11_16"><text:s/></text:span><text:span text:style-name="T11_17">printed</text:span><text:span text:style-name="T11_18"><text:s/></text:span><text:span text:style-name="T11_19">output</text:span><text:span text:style-name="T11_20"><text:s/></text:span><text:span text:style-name="T11_21">to</text:span><text:span text:style-name="T11_22"><text:s/></text:span><text:span text:style-name="T11_23">a</text:span><text:span text:style-name="T11_24"><text:s/></text:span><text:span text:style-name="T11_25">file</text:span><text:span text:style-name="T11_26"><text:s/></text:span><text:span text:style-name="T11_27">on</text:span><text:span text:style-name="T11_28"><text:s/></text:span><text:span text:style-name="T11_29">the</text:span><text:span text:style-name="T11_30"><text:s/></text:span><text:span text:style-name="T11_31">command</text:span><text:span text:style-name="T11_32"><text:s/></text:span><text:span text:style-name="T11_33">line</text:span></text:p>
      <text:p text:style-name="P12"><text:span text:style-name="T12_1">c</text:span><text:span text:style-name="T12_2">.<text:s/></text:span><text:span text:style-name="T12_3">Write</text:span><text:span text:style-name="T12_4"><text:s/></text:span><text:span text:style-name="T12_5">the</text:span><text:span text:style-name="T12_6"><text:s/></text:span><text:span text:style-name="T12_7">output</text:span><text:span text:style-name="T12_8"><text:s/></text:span><text:span text:style-name="T12_9">to</text:span><text:span text:style-name="T12_10"><text:s/></text:span><text:span text:style-name="T12_11">a</text:span><text:span text:style-name="T12_12"><text:s/></text:span><text:span text:style-name="T12_13">file</text:span><text:span text:style-name="T12_14"><text:s/></text:span><text:span text:style-name="T12_15">using</text:span><text:span text:style-name="T12_16"><text:s/></text:span><text:span text:style-name="T12_17">python</text:span><text:span text:style-name="T12_18">’</text:span><text:span text:style-name="T12_19">s</text:span><text:span text:style-name="T12_20"><text:s/></text:span><text:span text:style-name="T12_21">writeline</text:span><text:span text:style-name="T12_22"><text:s/></text:span><text:span text:style-name="T12_23">and</text:span><text:span text:style-name="T12_24"><text:s/></text:span><text:span text:style-name="T12_25">writelines</text:span></text:p>
      <text:p text:style-name="P13"><text:span text:style-name="T13_1">d</text:span><text:span text:style-name="T13_2">.<text:s/></text:span><text:span text:style-name="T13_3">Write</text:span><text:span text:style-name="T13_4"><text:s/></text:span><text:span text:style-name="T13_5">a</text:span><text:span text:style-name="T13_6"><text:s/></text:span><text:span text:style-name="T13_7">for</text:span><text:span text:style-name="T13_8"><text:s/></text:span><text:span text:style-name="T13_9">loop</text:span><text:span text:style-name="T13_10"><text:s/></text:span><text:span text:style-name="T13_11">to</text:span><text:span text:style-name="T13_12"><text:s/></text:span><text:span text:style-name="T13_13">handle</text:span><text:span text:style-name="T13_14"><text:s/></text:span><text:span text:style-name="T13_15">multiple</text:span><text:span text:style-name="T13_16"><text:s/></text:span><text:span text:style-name="T13_17">data</text:span><text:span text:style-name="T13_18"><text:s/></text:span><text:span text:style-name="T13_19">files</text:span></text:p>
      <text:p text:style-name="P14"><text:span text:style-name="T14_1">e</text:span><text:span text:style-name="T14_2">.<text:s/></text:span><text:span text:style-name="T14_3">Introduce</text:span><text:span text:style-name="T14_4"><text:s/></text:span><text:span text:style-name="T14_5">and</text:span><text:span text:style-name="T14_6"><text:s/></text:span><text:span text:style-name="T14_7">implement</text:span><text:span text:style-name="T14_8"><text:s/></text:span><text:span text:style-name="T14_9">functions</text:span><text:span text:style-name="T14_10"><text:s/></text:span><text:span text:style-name="T14_11">to</text:span><text:span text:style-name="T14_12"><text:s/></text:span><text:span text:style-name="T14_13">do</text:span><text:span text:style-name="T14_14"><text:s/></text:span><text:span text:style-name="T14_15">reading</text:span><text:span text:style-name="T14_16"><text:s/></text:span><text:span text:style-name="T14_17">of</text:span><text:span text:style-name="T14_18"><text:s/></text:span><text:span text:style-name="T14_19">file</text:span><text:span text:style-name="T14_20">,<text:s/></text:span><text:span text:style-name="T14_21">stats</text:span><text:span text:style-name="T14_22">,<text:s/></text:span><text:span text:style-name="T14_23">and</text:span><text:span text:style-name="T14_24"><text:s/></text:span><text:span text:style-name="T14_25">printing</text:span><text:span text:style-name="T14_26"><text:s/></text:span></text:p>
      <text:p text:style-name="P15"/>
      <text:p text:style-name="P16"/>
      <text:p text:style-name="P17"><text:span text:style-name="T17_1">Notes</text:span><text:span text:style-name="T17_2">:</text:span></text:p>
      <text:p text:style-name="P18"/>
      <text:p text:style-name="P19"><text:span text:style-name="T19_1">Redirect</text:span><text:span text:style-name="T19_2"><text:s/></text:span><text:span text:style-name="T19_3">command</text:span><text:span text:style-name="T19_4"><text:s/></text:span><text:span text:style-name="T19_5">in</text:span><text:span text:style-name="T19_6"><text:s/></text:span><text:span text:style-name="T19_7">Unix</text:span><text:span text:style-name="T19_8">:<text:s/>&gt;</text:span></text:p>
      <text:p text:style-name="P20"><text:span text:style-name="T20_1"><text:tab/>$<text:s/></text:span><text:span text:style-name="T20_2">python</text:span><text:span text:style-name="T20_3"><text:s/></text:span><text:span text:style-name="T20_4">myscript</text:span><text:span text:style-name="T20_5">.</text:span><text:span text:style-name="T20_6">py</text:span><text:span text:style-name="T20_7"><text:s/>&gt;<text:s/>“</text:span><text:span text:style-name="T20_8">outputfile</text:span><text:span text:style-name="T20_9">.</text:span><text:span text:style-name="T20_10">txt</text:span><text:span text:style-name="T20_11">”</text:span></text:p>
      <text:p text:style-name="P21"><text:span text:style-name="T21_1">assert</text:span><text:span text:style-name="T21_2"><text:s/></text:span><text:span text:style-name="T21_3">command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